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511000003493DC0B495.png" manifest:media-type="image/png"/>
  <manifest:file-entry manifest:full-path="Pictures/100002010000051100000342615DBE7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8.448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3cm" svg:height="5.3cm" svg:x="1.8cm" svg:y="4.6cm">
          <draw:image xlink:href="Pictures/100002010000051100000342615DBE7A.png" xlink:type="simple" xlink:show="embed" xlink:actuate="onLoad">
            <text:p/>
          </draw:image>
        </draw:frame>
        <draw:frame draw:style-name="gr2" draw:text-style-name="P1" draw:layer="layout" svg:width="18.999cm" svg:height="12.318cm" svg:x="1.001cm" svg:y="14.482cm">
          <draw:image xlink:href="Pictures/1000020100000511000003493DC0B495.png" xlink:type="simple" xlink:show="embed" xlink:actuate="onLoad">
            <text:p/>
          </draw:image>
        </draw:frame>
        <draw:line draw:style-name="gr3" draw:text-style-name="P1" draw:layer="layout" svg:x1="4.2cm" svg:y1="9.1cm" svg:x2="5.1cm" svg:y2="13.8cm">
          <text:p/>
        </draw:line>
        <draw:frame draw:style-name="gr4" draw:layer="layout" svg:width="11.911cm" svg:height="1.673cm" svg:x="6.1cm" svg:y="11.3cm">
          <draw:text-box>
            <text:p>Clicking on Add Booking will present the </text:p>
            <text:p>Add Booking layout as shown below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2-27T22:33:32.430000000</dc:date>
    <meta:editing-duration>PT2M16S</meta:editing-duration>
    <meta:editing-cycles>1</meta:editing-cycles>
    <meta:document-statistic meta:object-count="4"/>
    <meta:generator>LibreOffice/4.3.2.2$Windows_x86 LibreOffice_project/edfb5295ba211bd31ad47d0bad0118690f76407d</meta:generator>
  </office:meta>
</office:document-meta>
</file>